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3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24.2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arget A</text:p>
          </table:table-cell>
          <table:table-cell office:value-type="string" calcext:value-type="string">
            <text:p>Target B</text:p>
          </table:table-cell>
          <table:table-cell/>
          <table:table-cell office:value-type="string" calcext:value-type="string">
            <text:p>Distance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[d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[0,X-d]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[d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[0,X-d]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[X/2,X]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[d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[X/2,X]</text:p>
          </table:table-cell>
          <table:table-cell/>
          <table:table-cell office:value-type="string" calcext:value-type="string">
            <text:p>[0,X-d]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[d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[0,X-d]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[d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[0,X-d]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[X/2,X]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[d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[X/2,X]</text:p>
          </table:table-cell>
          <table:table-cell/>
          <table:table-cell office:value-type="string" calcext:value-type="string">
            <text:p>[0,X-d]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[X/2,X]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[d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[X/2,X]</text:p>
          </table:table-cell>
          <table:table-cell/>
          <table:table-cell office:value-type="string" calcext:value-type="string">
            <text:p>[0,X-d]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[X/2,X]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[d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[X/2,X]</text:p>
          </table:table-cell>
          <table:table-cell/>
          <table:table-cell office:value-type="string" calcext:value-type="string">
            <text:p>[0,X-d]</text:p>
          </table:table-cell>
        </table:table-row>
        <table:table-row table:style-name="ro1" table:number-rows-repeated="2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 style:data-style-name="N2" text:time-value="18:55:09.496114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3:42:31.756437817</meta:creation-date>
    <dc:date>2017-04-12T18:58:16.537921117</dc:date>
    <meta:editing-duration>PT4H2M51S</meta:editing-duration>
    <meta:editing-cycles>45</meta:editing-cycles>
    <meta:generator>LibreOffice/5.2.6.2$Linux_X86_64 LibreOffice_project/20m0$Build-2</meta:generator>
    <meta:document-statistic meta:table-count="1" meta:cell-count="258" meta:object-count="0"/>
  </office:meta>
</office:document-meta>
</file>